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73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ice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www.aliexpress.com/item/ZLinKJ-Wholesale-10pcs-lot-Mini-Usb-Connector-Micro-USB-Connector-5pin-Seat-Jack-Micro-Usb-Four/32840263513.html?spm=2114.search0104.3.1.1aea8d4faoGuiU&amp;ws_ab_test=searchweb0_0,searchweb201602_5_10320_10321_10065_10344_10068_10342_10547_10343_10322_10340_10548_10341_10193_10194_10084_10083_10618_10304_10307_10302_10180_5722315_10313_10059_10184_10534_100031_10319_10103_441_10624_442_10623_10622_10186_10621_10620_10142,searchweb201603_40,ppcSwitch_7&amp;algo_expid=a3f539ac-75e0-4c32-ad9b-709ec35b56d1-0&amp;algo_pvid=a3f539ac-75e0-4c32-ad9b-709ec35b56d1&amp;priceBeautifyAB=0" xlink:type="simple">Mini USB connector</text:a></text:p>
          </table:table-cell>
          <table:table-cell table:style-name="ce6" office:value-type="float" office:value="0.04" calcext:value-type="float">
            <text:p>0.04€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www.aliexpress.com/item/50PCS-Free-Shipping-SMD-1206-LED-YELLOW-Ultra-Bright-SMD-LEDs-1206-yellow-1206-Diodes-light/1000004897034.html?spm=2114.search0104.3.26.1069675c5Yf8fv&amp;ws_ab_test=searchweb0_0,searchweb201602_2_10320_10152_10321_10065_10151_10344_10068_10342_10547_10343_10322_10340_10548_10341_10193_10194_10084_10083_10618_10304_10307_10302_5711211_10180_5722315_10313_10059_10184_10534_100031_10319_10103_10624_10623_10622_10186_10621_10620_10142,searchweb201603_25,ppcSwitch_5&amp;algo_expid=a2f25f82-44c5-44a5-b9af-59bebe114dda-4&amp;algo_pvid=a2f25f82-44c5-44a5-b9af-59bebe114dda&amp;priceBeautifyAB=0" xlink:type="simple">Yellow LED 1206</text:a></text:p>
          </table:table-cell>
          <table:table-cell table:style-name="ce6" office:value-type="float" office:value="0.02" calcext:value-type="float">
            <text:p>0.02€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<text:a xlink:href="https://www.aliexpress.com/item/1206-18PF-50V-180J-5-100pcs-lot-Free-shipping-SMD-ceramic-capacitors/32826160763.html?spm=2114.search0104.3.9.6adccd067bn3EA&amp;ws_ab_test=searchweb0_0,searchweb201602_5_10320_10321_10065_10344_10068_10342_10547_10343_10322_10340_10548_10341_10193_10194_10084_10083_10618_10304_10307_10302_10180_5722313_10313_10059_10184_10534_100031_10319_10103_441_10624_442_10623_10622_10186_10621_10620_10142,searchweb201603_40,ppcSwitch_7&amp;algo_expid=c8d8238a-f1a9-491d-93a2-a34e4f9c7ad6-1&amp;algo_pvid=c8d8238a-f1a9-491d-93a2-a34e4f9c7ad6&amp;priceBeautifyAB=0" xlink:type="simple">Capacitor 18pF 1206</text:a></text:p>
          </table:table-cell>
          <table:table-cell table:style-name="ce6" office:value-type="float" office:value="0.07" calcext:value-type="float">
            <text:p>0.07€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www.aliexpress.com/item/500PCS-1206-103-10NF-0-01UF-X7R-10-smd-chip-capacitor/1478495946.html?spm=2114.search0104.3.2.64812076jWr9kn&amp;ws_ab_test=searchweb0_0,searchweb201602_2_10320_10152_10321_10065_10151_10344_10068_10342_10547_10343_10322_10340_10548_10341_10193_10194_10084_10083_10618_10304_10307_10302_5722316_5711211_10180_10313_10059_10184_10534_100031_10319_10103_10624_10623_10622_10186_10621_10620_10142,searchweb201603_25,ppcSwitch_5&amp;algo_expid=22d04836-59d1-46ad-ad63-e97f1f62ac7e-0&amp;algo_pvid=22d04836-59d1-46ad-ad63-e97f1f62ac7e&amp;priceBeautifyAB=0" xlink:type="simple">Capacitor 10nF 1206</text:a></text:p>
          </table:table-cell>
          <table:table-cell table:style-name="ce6" office:value-type="float" office:value="0.01" calcext:value-type="float">
            <text:p>0.01€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www.aliexpress.com/item/Free-Shipping-100PCS-1206-1K-1K-OHM-1-smd-resistor/1090880725.html?spm=2114.search0104.3.8.cb86013bfPtOE&amp;ws_ab_test=searchweb0_0,searchweb201602_5_10320_10321_10065_10344_10068_10342_10547_10343_10322_10340_10548_10341_10193_10194_10084_10083_10618_10304_10307_10302_10180_5722315_10313_10059_10184_10534_100031_10319_10103_441_10624_442_10623_10622_10186_10621_10620_10142,searchweb201603_40,ppcSwitch_7&amp;algo_expid=533a87c5-7c62-41ef-80b6-76ea78838699-1&amp;algo_pvid=533a87c5-7c62-41ef-80b6-76ea78838699&amp;priceBeautifyAB=0" xlink:type="simple">Resistor 1K 1206</text:a></text:p>
          </table:table-cell>
          <table:table-cell table:style-name="ce6" office:value-type="float" office:value="0.01" calcext:value-type="float">
            <text:p>0.01€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www.aliexpress.com/item/10pcs-40-Pin-1x40-Single-Row-Male-2-54-Breakable-Pin-Header-Connector-Strip-for-Arduino/32555149083.html?spm=2114.search0104.3.43.36a8a650kN7Krw&amp;ws_ab_test=searchweb0_0,searchweb201602_5_10320_10321_10065_10344_10068_10342_10547_10343_10322_10340_10548_10341_10193_10194_10084_10083_10618_10304_10307_10302_10180_5722313_10313_10059_10184_10534_100031_10319_10103_441_10624_442_10623_10622_10186_10621_10620_10142,searchweb201603_40,ppcSwitch_7&amp;algo_expid=5c329a23-08bc-4793-a7d1-40bc5f409c90-6&amp;algo_pvid=5c329a23-08bc-4793-a7d1-40bc5f409c90&amp;priceBeautifyAB=0" xlink:type="simple">Pin Header 0.1" 40pos</text:a></text:p>
          </table:table-cell>
          <table:table-cell table:style-name="ce6" office:value-type="float" office:value="0.1" calcext:value-type="float">
            <text:p>0.10€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www.aliexpress.com/item/200pcs-lot-SMD-Chip-Resistor-1206-2K-2-2K-2-4K-2-7K-3K-Ohm-5/32832679594.html?spm=2114.search0104.3.2.70e727fbQS38Wy&amp;ws_ab_test=searchweb0_0,searchweb201602_2_10320_10152_10321_10065_10151_10344_10068_10342_10547_10343_10322_10340_10548_10341_10193_10194_10084_10083_10618_10304_10307_10302_5711211_10180_5722315_10313_10059_10184_10534_100031_10319_10103_10624_10623_10622_10186_10621_10620_10142,searchweb201603_25,ppcSwitch_5&amp;algo_expid=873eb6c0-8f37-4f1e-ad25-1d27b620d9a9-0&amp;algo_pvid=873eb6c0-8f37-4f1e-ad25-1d27b620d9a9&amp;priceBeautifyAB=0" xlink:type="simple">Resistor 2K7 1206</text:a></text:p>
          </table:table-cell>
          <table:table-cell table:style-name="ce6" office:value-type="float" office:value="0.01" calcext:value-type="float">
            <text:p>0.01€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www.aliexpress.com/item/1LOT-10PCS-Crystal-12MHZ-20PF-20PPM-2P-49SMD-SeriesHC-49SMD/32536483181.html?spm=2114.search0104.3.60.1081db11L90yrI&amp;ws_ab_test=searchweb0_0,searchweb201602_5_10320_10321_10065_10344_10068_10342_10547_10343_10322_10340_10548_10341_10193_10194_10084_10083_10618_10304_10307_10302_10180_5722315_10313_10059_10184_10534_100031_10319_10103_441_10624_442_10623_10622_10186_10621_10620_10142,searchweb201603_40,ppcSwitch_7&amp;algo_expid=971e1d01-4c3a-472f-89cb-674449fd5ab6-9&amp;algo_pvid=971e1d01-4c3a-472f-89cb-674449fd5ab6&amp;priceBeautifyAB=0" xlink:type="simple">Crystal 12Mhz</text:a></text:p>
          </table:table-cell>
          <table:table-cell table:style-name="ce6" office:value-type="float" office:value="0.2" calcext:value-type="float">
            <text:p>0.20€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www.aliexpress.com/item/Free-shipping-100pcs-1206-10uF-16V-20-Y5V-Ceramic-SMD-Capacitor/1225771436.html?spm=2114.search0104.3.8.5cf5283aiOWgoN&amp;ws_ab_test=searchweb0_0,searchweb201602_5_10320_10321_10065_10344_10068_10342_10547_10343_10322_10340_10548_10341_10193_10194_10084_10083_10618_10304_10307_10302_10180_5722315_10313_10059_10184_10534_100031_10319_10103_441_10624_442_10623_10622_10186_10621_10620_10142,searchweb201603_40,ppcSwitch_7&amp;algo_expid=d46bd01d-479a-4039-89d2-92a0740a7e60-1&amp;algo_pvid=d46bd01d-479a-4039-89d2-92a0740a7e60&amp;priceBeautifyAB=0" xlink:type="simple">Capacitor 10uF 1206</text:a></text:p>
          </table:table-cell>
          <table:table-cell table:style-name="ce6" office:value-type="float" office:value="0.01" calcext:value-type="float">
            <text:p>0.01€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www.aliexpress.com/item/Free-shipping-1pcs-CH340G-CH340-SOP-16-The-new-quality-is-very-good-work-100-of/32838726117.html?spm=2114.search0104.3.105.2b823892Idbnbs&amp;ws_ab_test=searchweb0_0,searchweb201602_5_10320_10321_10065_10344_10068_10342_10547_10343_10322_10340_10548_10341_10193_10194_10084_10083_10618_10304_10307_10302_10180_5722315_10313_10059_10184_10534_100031_10319_10103_441_10624_442_10623_10622_10186_10621_10620_10142,searchweb201603_40,ppcSwitch_7&amp;algo_expid=e77f62d9-b873-4e40-a16f-25131c6856f0-18&amp;algo_pvid=e77f62d9-b873-4e40-a16f-25131c6856f0&amp;priceBeautifyAB=0" xlink:type="simple">CH340G Usb to Serial converter</text:a></text:p>
          </table:table-cell>
          <table:table-cell table:style-name="ce6" office:value-type="float" office:value="0.62" calcext:value-type="float">
            <text:p>0.62€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<text:a xlink:href="mailto:https://www.aliexpress.com/item/200pcs-lot-SMD-Chip-Resistor-1206-3-3K-3-6K-3-9K-4-3K-4-7K/32831302608.html?spm=2114.search0104.3.1.3dcc68eaO4Lhzd&amp;ws_ab_test=searchweb0_0,searchweb201602_4_10320_10152_10321_10065_10709_10151_10344_10068_572" xlink:type="simple">Resistor 4.7K 1206</text:a></text:p>
          </table:table-cell>
          <table:table-cell table:style-name="ce6" office:value-type="float" office:value="0.01" calcext:value-type="float">
            <text:p>0.01€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table:formula="of:=HYPERLINK(&quot;https://www.aliexpress.com/item/Free-shipping-1206-SMD-capacitor-100nf-50V-104Z-100PCS/32372347509.html?spm=2114.search0104.3.2.548347a7DiC8eB&amp;ws_ab_test=searchweb0_0,searchweb201602_4_10320_10152_10321_10065_10709_10151_10344_10068_5722918_10342_5722818_&quot;&amp;&quot;10547_10343_10322_10340_10341_10548_5722618_10193_10696_10194_10084_10083_10618_10304_10307_10710_5722718_10302_10180_5711215_10059_10184_308_100031_10319_10103_5722518_10624_10623_10622_10186_5711315_10621_10620,searchweb201603_19,ppcSwitch_3&amp;algo_expid=&quot;&amp;&quot;dec5913a-92f2-47b7-b54e-c9bd9ee155c6-0&amp;algo_pvid=dec5913a-92f2-47b7-b54e-c9bd9ee155c6&amp;transAbTest=ae803_1&amp;priceBeautifyAB=0&quot;;&quot;Capacitor 100nF 1206&quot;)" office:value-type="string" office:string-value="Capacitor 100nF 1206" calcext:value-type="string">
            <text:p>Capacitor 100nF 1206</text:p>
          </table:table-cell>
          <table:table-cell table:style-name="ce6" office:value-type="float" office:value="0.06" calcext:value-type="float">
            <text:p>0.06€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table:formula="of:=HYPERLINK(&quot;https://www.aliexpress.com/item/Free-shipping-1206-SMD-capacitor-1UF-25V-105K-100PCS/32373604551.html?spm=2114.search0104.3.1.67c62e35A8SYO3&amp;ws_ab_test=searchweb0_0,searchweb201602_4_10320_10152_10321_10065_10709_10151_10344_10068_5722918_10342_5722818_10&quot;&amp;&quot;547_10343_10322_10340_10341_10548_5722618_10193_10696_10194_10084_10083_10618_10304_10307_10710_5722718_10302_10180_5711215_10059_10184_308_100031_10319_10103_5722518_10624_10623_10622_10186_5711315_10621_10620,searchweb201603_19,ppcSwitch_3&amp;algo_expid=8e&quot;&amp;&quot;1ac230-9339-4f09-8569-432657bb3d43-0&amp;algo_pvid=8e1ac230-9339-4f09-8569-432657bb3d43&amp;transAbTest=ae803_1&amp;priceBeautifyAB=0&quot;;&quot;Capacitor 1uF 1206&quot;)" office:value-type="string" office:string-value="Capacitor 1uF 1206" calcext:value-type="string">
            <text:p>Capacitor 1uF 1206</text:p>
          </table:table-cell>
          <table:table-cell table:style-name="ce6" office:value-type="float" office:value="0.02" calcext:value-type="float">
            <text:p>0.02€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formula="of:=HYPERLINK(&quot;https://www.aliexpress.com/item/200pcs-1206-1-SMD-Resistor-499R-499-ohms-ohm-Chip-Resistors-0-25W-1-4W/32866184357.html?spm=2114.search0104.3.1.3c39797fmiOiPA&amp;ws_ab_test=searchweb0_0,searchweb201602_4_10320_10152_10321_10065_10709_10151_10344_10068_572291&quot;&amp;&quot;8_10342_5722818_10547_10343_10322_10340_10341_10548_5722618_10193_10696_10194_10084_10083_10618_10304_10307_10710_5722718_10302_10180_5711215_10059_10184_308_100031_10319_10103_5722518_10624_10623_10622_10186_5711315_10621_10620,searchweb201603_19,ppcSwit&quot;&amp;&quot;ch_3&amp;algo_expid=4ff2f61c-22a4-4cae-b3a6-d16c26e2a6ee-0&amp;algo_pvid=4ff2f61c-22a4-4cae-b3a6-d16c26e2a6ee&amp;transAbTest=ae803_1&amp;priceBeautifyAB=0&quot;;&quot;Resistor 499 1206&quot;)" office:value-type="string" office:string-value="Resistor 499 1206" calcext:value-type="string">
            <text:p>Resistor 499 1206</text:p>
          </table:table-cell>
          <table:table-cell table:style-name="ce6" office:value-type="float" office:value="0.01" calcext:value-type="float">
            <text:p>0.01€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formula="of:=HYPERLINK(&quot;https://www.aliexpress.com/item/1206-SMD-LED-SMD-LED-blue-green-and-white-bag-sample-pack-5-colors-each-20/32289160842.html?spm=2114.search0104.3.1.789d609bQWhrKA&amp;ws_ab_test=searchweb0_0,searchweb201602_4_10320_10152_10321_10065_10709_10151_10344_10068_57&quot;&amp;&quot;22918_10342_5722818_10547_10343_10322_10340_10341_10548_5722618_10193_10696_10194_10084_10083_10618_10304_10307_10710_5722718_10302_10180_5711215_10059_10184_308_100031_10319_10103_5722518_10624_10623_10622_10186_5711315_10621_10620,searchweb201603_19,ppc&quot;&amp;&quot;Switch_3&amp;algo_expid=96571fed-516c-4250-8bc8-c3cadab6113c-0&amp;algo_pvid=96571fed-516c-4250-8bc8-c3cadab6113c&amp;transAbTest=ae803_1&amp;priceBeautifyAB=0&quot;;&quot;Green LED 1206&quot;)" office:value-type="string" office:string-value="Green LED 1206" calcext:value-type="string">
            <text:p>Green LED 1206</text:p>
          </table:table-cell>
          <table:table-cell table:style-name="ce6" office:value-type="float" office:value="0.02" calcext:value-type="float">
            <text:p>0.02€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formula="of:=HYPERLINK(&quot;https://www.aliexpress.com/item/1PCS-ATMEGA328P-AU-QFP-ATMEGA328-AU-TQFP-ATMEGA328P-MEGA328-AU-SMD-new-and-original-IC/32703855785.html?spm=2114.search0104.3.71.68d32a5arRVzlL&amp;ws_ab_test=searchweb0_0,searchweb201602_4_10320_10152_10321_10065_10709_10151_1&quot;&amp;&quot;0344_10068_5722918_10342_5722818_10547_10343_10322_10340_10341_10548_5722618_10193_10696_10194_10084_10083_10618_10304_10307_10710_5722718_10302_10180_5711215_10059_10184_308_100031_10319_10103_5722518_10624_10623_10622_10186_5711315_10621_10620,searchweb&quot;&amp;&quot;201603_19,ppcSwitch_3&amp;algo_expid=45b3b388-439f-4975-8e74-43d0e2085929-10&amp;algo_pvid=45b3b388-439f-4975-8e74-43d0e2085929&amp;transAbTest=ae803_1&amp;priceBeautifyAB=0&quot;;&quot;ATMega328p-au&quot;)" office:value-type="string" office:string-value="ATMega328p-au" calcext:value-type="string">
            <text:p>ATMega328p-au</text:p>
          </table:table-cell>
          <table:table-cell table:style-name="ce6" office:value-type="float" office:value="1.74" calcext:value-type="float">
            <text:p>1.74€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formula="of:=HYPERLINK(&quot;https://www.aliexpress.com/item/20pcs-smd-hc-49s-16-000mhz-16MHz-HC49S-16M-20ppm-20pF-quartz-resonator-crystal/32804777545.html?spm=2114.search0104.3.49.2fe445f2UYh4Al&amp;ws_ab_test=searchweb0_0,searchweb201602_4_10320_10152_10321_10065_10709_10151_10344_100&quot;&amp;&quot;68_5722918_10342_5722818_10547_10343_10322_10340_10341_10548_5722618_10193_10696_10194_10084_10083_10618_10304_10307_10710_5722718_10302_10180_5711215_10059_10184_308_100031_10319_10103_5722518_10624_10623_10622_10186_5711315_10621_10620,searchweb201603_1&quot;&amp;&quot;9,ppcSwitch_3&amp;algo_expid=2ff17f4e-97f2-4d4c-b35e-d9940fd95538-7&amp;algo_pvid=2ff17f4e-97f2-4d4c-b35e-d9940fd95538&amp;transAbTest=ae803_1&amp;priceBeautifyAB=0&quot;;&quot;Crystal 16Mhz&quot;)" office:value-type="string" office:string-value="Crystal 16Mhz" calcext:value-type="string">
            <text:p>Crystal 16Mhz</text:p>
          </table:table-cell>
          <table:table-cell table:style-name="ce6" office:value-type="float" office:value="0.75" calcext:value-type="float">
            <text:p>0.75€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formula="of:=HYPERLINK(&quot;https://www.aliexpress.com/item/300PCS-LOT-1206-SMD-Resistor-10K-ohm-5-1-4W-Resistance-3216-103-Chip-Fixed-Resistors/32690305322.html?spm=2114.search0104.3.2.65d17d2aBssIeQ&amp;ws_ab_test=searchweb0_0,searchweb201602_4_10320_10152_10321_10065_10709_10151_1034&quot;&amp;&quot;4_10068_5722918_10342_5722818_10547_10343_10322_10340_10341_10548_5722618_10193_10696_10194_10084_10083_10618_10304_10307_10710_5722718_10302_10180_5711215_10059_10184_308_100031_10319_10103_5722518_10624_10623_10622_10186_5711315_10621_10620,searchweb201&quot;&amp;&quot;603_19,ppcSwitch_3&amp;algo_expid=04f260fc-cd84-4889-9e35-ce77ea17e166-0&amp;algo_pvid=04f260fc-cd84-4889-9e35-ce77ea17e166&amp;transAbTest=ae803_1&amp;priceBeautifyAB=0&quot;;&quot;Resistor 10K 1206&quot;)" office:value-type="string" office:string-value="Resistor 10K 1206" calcext:value-type="string">
            <text:p>Resistor 10K 1206</text:p>
          </table:table-cell>
          <table:table-cell table:style-name="ce6" office:value-type="float" office:value="0.01" calcext:value-type="float">
            <text:p>0.01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style-name="ce8"/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7" office:value-type="string" calcext:value-type="string">
            <text:p>Total: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6" table:formula="of:=SUM([.C2:.C19])" office:value-type="string" office:string-value="3.71€" calcext:value-type="string">
            <text:p>3.71€</text:p>
          </table:table-cell>
          <table:table-cell table:style-name="ce8"/>
          <table:table-cell table:number-columns-repeated="1020"/>
        </table:table-row>
        <table:table-row table:style-name="ro1" table:number-rows-repeated="2">
          <table:table-cell table:style-name="ce2" table:number-columns-repeated="3"/>
          <table:table-cell table:style-name="ce8"/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8"/>
          <table:table-cell table:number-columns-repeated="1020"/>
        </table:table-row>
        <table:table-row table:style-name="ro1" table:number-rows-repeated="975">
          <table:table-cell table:style-name="ce4" table:number-columns-repeated="3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2" loext:min-decimal-places="2" number:min-integer-digits="1" number:grouping="true"/>
      <number:text>€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9" meta:object-count="0"/>
    <meta:generator>LibreOfficeDev/5.1.0.3$Linux_X86_64 LibreOffice_project/</meta:generator>
  </office:meta>
</office:document-meta>
</file>